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officeooo:rsid="00041d6e" officeooo:paragraph-rsid="00080874"/>
    </style:style>
    <style:style style:name="P2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080874"/>
    </style:style>
    <style:style style:name="P3" style:family="paragraph" style:parent-style-name="Standard">
      <style:text-properties style:font-name="Liberation Sans" officeooo:paragraph-rsid="00080874"/>
    </style:style>
    <style:style style:name="P4" style:family="paragraph" style:parent-style-name="Standard">
      <style:text-properties style:font-name="Liberation Sans" fo:font-size="10pt" fo:font-style="italic" officeooo:paragraph-rsid="00080874" style:font-size-asian="10pt" style:font-style-asian="italic" style:font-size-complex="10pt" style:font-style-complex="italic"/>
    </style:style>
    <style:style style:name="P5" style:family="paragraph" style:parent-style-name="Standard">
      <style:text-properties officeooo:paragraph-rsid="00080874"/>
    </style:style>
    <style:style style:name="P6" style:family="paragraph" style:parent-style-name="Standard">
      <style:text-properties style:font-name="Liberation Sans" fo:font-size="12pt" officeooo:paragraph-rsid="00080874" style:font-size-asian="12pt" style:font-size-complex="12pt"/>
    </style:style>
    <style:style style:name="P7" style:family="paragraph" style:parent-style-name="Standard">
      <style:text-properties style:font-name="Liberation Sans" fo:font-size="10pt" fo:font-style="italic" officeooo:paragraph-rsid="00080874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officeooo:paragraph-rsid="00080874"/>
    </style:style>
    <style:style style:name="T1" style:family="text">
      <style:text-properties officeooo:rsid="000c2e23"/>
    </style:style>
    <style:style style:name="T2" style:family="text">
      <style:text-properties officeooo:rsid="00053324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41d6e"/>
    </style:style>
    <style:style style:name="T5" style:family="text">
      <style:text-properties style:font-name="Liberation Sans" officeooo:rsid="000c2e23"/>
    </style:style>
    <style:style style:name="T6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7" style:family="text">
      <style:text-properties fo:font-variant="normal" fo:text-transform="none" style:font-name="Inter" fo:letter-spacing="normal" fo:font-style="normal" fo:font-weight="normal"/>
    </style:style>
    <style:style style:name="T8" style:family="text">
      <style:text-properties fo:font-variant="normal" fo:text-transform="none" style:font-name="Liberation Sans" fo:font-size="9.60000038146973pt" fo:letter-spacing="normal" fo:font-style="normal" fo:font-weight="normal"/>
    </style:style>
    <style:style style:name="T9" style:family="text">
      <style:text-properties fo:font-variant="normal" fo:text-transform="none" style:font-name="Liberation Sans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officeooo:rsid="000da7aa"/>
    </style:style>
    <style:style style:name="T13" style:family="text">
      <style:text-properties officeooo:rsid="000aeb55"/>
    </style:style>
    <style:style style:name="T14" style:family="text">
      <style:text-properties officeooo:rsid="00080874"/>
    </style:style>
    <style:style style:name="T15" style:family="text">
      <style:text-properties officeooo:rsid="0008d14d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Date :</text:p>
      <text:p text:style-name="P2">Travail réflexif : « <text:span text:style-name="T14">Respecter les règles de vie de classe</text:span><text:span text:style-name="T2"> »</text:span></text:p>
      <text:p text:style-name="P3"/>
      <text:p text:style-name="P6">1.<text:span text:style-name="T10"> Pourquoi est-ce que j'ai parfois du mal à respecter les règles de vie de classe ? (environ 5 lignes)</text:span></text:p>
      <text:p text:style-name="P4"><text:span text:style-name="T11">Réfléchis aux raisons pour lesquelles il est difficile pour toi de respecter les règles de vie de classe. Est-ce par manque de compréhension de leur importance, par envie de liberté, par influence de tes camarades, ou bien parce que tu trouves certaines règles injustes ? Essaie d’identifier ce qui te pousse à ne pas toujours les suivre.</text:span></text:p>
      <text:p text:style-name="P5"><text:span text:style-name="T8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</table:table-cell>
        </table:table-row>
      </table:table>
      <text:p text:style-name="P3"/>
      <text:p text:style-name="P3">2. Comment le fait de ne pas respecter les règles de vie de classe affecte-t-il <text:span text:style-name="T15">mes relation avec le</text:span>s autres <text:span text:style-name="T15">et mon apprentissage </text:span>? (environ 5 lignes)</text:p>
      <text:p text:style-name="P4">Explique comment le fait de ne pas respecter les règles de vie de classe peut nuire à tes relations avec tes camarades et tes professeurs. Pense à la manière dont cela peut créer des tensions ou perturber l'environnement d'apprentissage. Comment cela affecte-t-il ta capacité à apprendre et à t’épanouir en classe ?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</table:table-cell>
        </table:table-row>
      </table:table>
      <text:p text:style-name="P3"/>
      <text:p text:style-name="P3">3. Vais-je essayer de mieux respecter les règles de vie de classe à l’avenir ? Pourquoi ? (environ 10 lignes)</text:p>
      <text:p text:style-name="P4">Réfléchis aux conséquences de continuer à ne pas respecter ces règles. Quels sont les risques pour ta réputation et ton propre bien-être en classe ? Comment est-ce que cela pourrait affecter ta confiance en toi et ta capacité à progresser ? Envisage des <text:span text:style-name="T16">stratégies</text:span> pour t’aider à mieux respecter ces règles, comme comprendre leur utilité ou discuter avec tes professeurs pour clarifier certaines d’entre elles. Pourrais-tu t’entraîner à dire « Je comprends l’importance de cette règle et je vais faire de mon mieux pour la respecter » ? Pense à des situations spécifiques où respecter les règles de vie de classe pourrait t’aider à grandir et à t’améliorer.</text:p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38.503000000</meta:creation-date>
    <dc:date>2025-05-14T16:55:18.840000000</dc:date>
    <meta:editing-duration>PT4M39S</meta:editing-duration>
    <meta:editing-cycles>3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31" meta:word-count="323" meta:character-count="2612" meta:non-whitespace-character-count="2320"/>
  </office:meta>
</office:document-meta>
</file>